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cm" fo:min-width="3.0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2.99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4.128cm" svg:x="7.985cm" svg:y="6.715cm">
          <text:p text:style-name="P1">Aler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93cm" svg:height="2.54cm" svg:x="1.952cm" svg:y="7.667cm">
          <text:p text:style-name="P1">App 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445cm" svg:y1="8.937cm" svg:x2="7.985cm" svg:y2="8.937cm">
          <text:p/>
        </draw:line>
        <draw:custom-shape draw:style-name="gr2" draw:text-style-name="P1" draw:layer="layout" svg:width="3.493cm" svg:height="2.54cm" svg:x="15.604cm" svg:y="7.667cm">
          <text:p text:style-name="P1">App 2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065cm" svg:y1="8.937cm" svg:x2="15.605cm" svg:y2="8.937cm">
          <text:p text:style-name="P3"><text:span text:style-name="T1">webhooks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15:48:59.972638910</meta:creation-date>
    <meta:generator>LibreOffice/7.3.7.2$Linux_X86_64 LibreOffice_project/30$Build-2</meta:generator>
    <dc:date>2023-04-30T17:09:45.680053234</dc:date>
    <meta:editing-duration>PT1H10M3S</meta:editing-duration>
    <meta:editing-cycles>1</meta:editing-cycles>
    <meta:document-statistic meta:object-count="5"/>
  </office:meta>
</office:document-meta>
</file>